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fill-gradient-name="Gradient_20_1" draw:fill-hatch-name="Black_20_0_20_Degrees" draw:fill-image-name="Empty" draw:textarea-horizontal-align="left" draw:textarea-vertical-align="top" draw:auto-grow-height="false" draw:shadow="visible" draw:shadow-offset-x="0.1cm" draw:shadow-offset-y="0.1cm" draw:shadow-color="#c0c0c0"/>
    </style:style>
    <style:style style:name="gr2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visible" draw:shadow-offset-x="0.1cm" draw:shadow-offset-y="0.1cm" draw:shadow-color="#c0c0c0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rebuchet MS'" style:font-family-generic="swiss" style:font-pitch="variable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glue-point draw:id="4" svg:x="2.368cm" svg:y="5cm"/>
          <draw:glue-point draw:id="5" svg:x="-2.894cm" svg:y="5cm"/>
          <draw:custom-shape draw:style-name="gr1" draw:text-style-name="P2" draw:layer="layout" svg:width="3.8cm" svg:height="3.4cm" svg:x="0.2cm" svg:y="4.6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Lokalizacj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0.6cm" svg:y="6.6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-5cm"/>
            <draw:glue-point draw:id="11" svg:x="1.666cm" svg:y="-5cm"/>
            <draw:glue-point draw:id="12" svg:x="-1.666cm" svg:y="5cm"/>
            <text:p text:style-name="P1"><text:span text:style-name="T1">Lokalizacja globalna</text:span></text:p>
            <text:p text:style-name="P1"><text:span text:style-name="T2">Filtr cząsteczkow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0.6cm" svg:y="5.3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Lokalizacja lokalna</text:span></text:p>
            <text:p text:style-name="P1"><text:span text:style-name="T2">Filtr Kalmana</text:span></text:p>
            <draw:enhanced-geometry svg:viewBox="0 0 21600 21600" draw:type="rectangle" draw:enhanced-path="M 0 0 L 21600 0 21600 21600 0 21600 0 0 Z N"/>
          </draw:custom-shape>
        </draw:g>
        <draw:g draw:id="id4">
          <draw:custom-shape draw:style-name="gr1" draw:text-style-name="P2" draw:layer="layout" svg:width="3.8cm" svg:height="3.4cm" svg:x="5.8cm" svg:y="0.2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Wykrywanie przeszkó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6.2cm" svg:y="2.2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-5cm"/>
            <draw:glue-point draw:id="11" svg:x="1.666cm" svg:y="-5cm"/>
            <draw:glue-point draw:id="12" svg:x="-1.666cm" svg:y="5cm"/>
            <text:p text:style-name="P1"><text:span text:style-name="T1">Pomiary laserowe</text:span></text:p>
            <text:p text:style-name="P1"><text:span text:style-name="T2">Sick LMS10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6.2cm" svg:y="0.9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Chmura punktów</text:span></text:p>
            <text:p text:style-name="P1"><text:span text:style-name="T2">MS Kinect</text:span></text:p>
            <draw:enhanced-geometry svg:viewBox="0 0 21600 21600" draw:type="rectangle" draw:enhanced-path="M 0 0 L 21600 0 21600 21600 0 21600 0 0 Z N"/>
          </draw:custom-shape>
        </draw:g>
        <draw:g draw:id="id2">
          <draw:glue-point draw:id="4" svg:x="-5cm" svg:y="-2.619cm"/>
          <draw:glue-point draw:id="5" svg:x="-5cm" svg:y="2.619cm"/>
          <draw:custom-shape draw:style-name="gr1" draw:text-style-name="P2" draw:layer="layout" svg:width="3.8cm" svg:height="2.1cm" svg:x="5.8cm" svg:y="4.6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Nawigacj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6.2cm" svg:y="5.3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move_base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id="id3" draw:layer="layout" svg:width="3cm" svg:height="1cm" svg:x="1.9cm" svg:y="1.2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Serwer mapy</text:span></text:p>
          <draw:enhanced-geometry svg:viewBox="0 0 21600 21600" draw:type="rectangle" draw:enhanced-path="M 0 0 L 21600 0 21600 21600 0 21600 0 0 Z N"/>
        </draw:custom-shape>
        <draw:g draw:id="id5">
          <draw:custom-shape draw:style-name="gr1" draw:text-style-name="P2" draw:layer="layout" svg:width="3.8cm" svg:height="2.1cm" svg:x="5.8cm" svg:y="7.7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Sterowanie robo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6.2cm" svg:y="8.4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Baza jezdna</text:span></text:p>
            <text:p text:style-name="P1"><text:span text:style-name="T2">elektron_bas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8cm" svg:height="3.4cm" svg:x="10.6cm" svg:y="1.5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0.131cm" svg:y="1.166cm"/>
            <draw:glue-point draw:id="11" svg:x="0.131cm" svg:y="1cm"/>
            <draw:glue-point draw:id="12" svg:x="5cm" svg:y="0cm"/>
            <draw:glue-point draw:id="13" svg:x="0cm" svg:y="-3cm"/>
            <text:p text:style-name="P1"><text:span text:style-name="T1">Diagnostyk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11cm" svg:y="3.5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-5cm"/>
            <draw:glue-point draw:id="11" svg:x="1.666cm" svg:y="-5cm"/>
            <draw:glue-point draw:id="12" svg:x="-1.666cm" svg:y="5cm"/>
            <text:p text:style-name="P1"><text:span text:style-name="T1">Podzespoły robo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cm" svg:height="1cm" svg:x="11cm" svg:y="2.2cm">
            <draw:glue-point draw:id="4" svg:x="-5cm" svg:y="0cm"/>
            <draw:glue-point draw:id="5" svg:x="-5cm" svg:y="-3cm"/>
            <draw:glue-point draw:id="6" svg:x="-5cm" svg:y="3cm"/>
            <draw:glue-point draw:id="7" svg:x="5cm" svg:y="-3cm"/>
            <draw:glue-point draw:id="8" svg:x="5cm" svg:y="0cm"/>
            <draw:glue-point draw:id="9" svg:x="5cm" svg:y="3cm"/>
            <draw:glue-point draw:id="10" svg:x="-1.666cm" svg:y="5cm"/>
            <draw:glue-point draw:id="11" svg:x="1.666cm" svg:y="5cm"/>
            <draw:glue-point draw:id="12" svg:x="1.666cm" svg:y="-5cm"/>
            <text:p text:style-name="P1"><text:span text:style-name="T1">Komputer sterujący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1" draw:layer="layout" draw:type="curve" svg:x1="4cm" svg:y1="6.3cm" svg:x2="5.8cm" svg:y2="5.65cm" draw:start-shape="id1" draw:start-glue-point="1" draw:end-shape="id2" draw:end-glue-point="3" svg:d="m4000 6300c1425 0 525-650 1800-650">
          <text:p/>
        </draw:connector>
        <draw:connector draw:style-name="gr3" draw:text-style-name="P1" draw:layer="layout" draw:type="curve" svg:x1="3.899cm" svg:y1="2.2cm" svg:x2="5.8cm" svg:y2="5.101cm" draw:start-shape="id3" draw:start-glue-point="11" draw:end-shape="id2" draw:end-glue-point="4" svg:d="m3899 2200c0 1934 633 2901 1901 2901">
          <text:p/>
        </draw:connector>
        <draw:connector draw:style-name="gr3" draw:text-style-name="P1" draw:layer="layout" draw:type="curve" svg:x1="2.901cm" svg:y1="2.2cm" svg:x2="2.1cm" svg:y2="4.6cm" draw:start-shape="id3" draw:start-glue-point="10" draw:end-shape="id1" draw:end-glue-point="0" svg:d="m2901 2200c0 1875-801 675-801 2400">
          <text:p/>
        </draw:connector>
        <draw:connector draw:style-name="gr3" draw:text-style-name="P1" draw:layer="layout" draw:type="curve" svg:x1="7.7cm" svg:y1="3.6cm" svg:x2="7.7cm" svg:y2="4.6cm" draw:start-shape="id4" draw:start-glue-point="2" draw:end-shape="id2" draw:end-glue-point="0" svg:d="m7700 3600v1000">
          <text:p/>
        </draw:connector>
        <draw:connector draw:style-name="gr3" draw:text-style-name="P1" draw:layer="layout" draw:type="curve" svg:x1="7.7cm" svg:y1="6.7cm" svg:x2="7.7cm" svg:y2="7.7cm" draw:start-shape="id2" draw:start-glue-point="2" draw:end-shape="id5" draw:end-glue-point="0" svg:d="m7700 6700v1000">
          <text:p/>
        </draw:connector>
        <draw:connector draw:style-name="gr3" draw:text-style-name="P1" draw:layer="layout" draw:type="curve" svg:x1="5.8cm" svg:y1="8.75cm" svg:x2="2.1cm" svg:y2="8cm" draw:start-shape="id5" draw:start-glue-point="3" draw:end-shape="id1" draw:end-glue-point="2" svg:d="m5800 8750c-2467 0-3700-250-3700-750">
          <text:p/>
        </draw:connector>
        <draw:custom-shape draw:style-name="gr2" draw:text-style-name="P2" draw:id="id6" draw:layer="layout" svg:width="3cm" svg:height="1cm" svg:x="11cm" svg:y="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Teleoperacja</text:span></text:p>
          <text:p text:style-name="P1"><text:span text:style-name="T2">Joystick, klawiatura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cm" svg:y1="7.5cm" svg:x2="9.6cm" svg:y2="8.75cm" draw:start-shape="id6" draw:start-glue-point="4" draw:end-shape="id5" draw:end-glue-point="1" svg:d="m11000 7500c-975 0-275 1250-1400 12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6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nczyk</meta:initial-creator>
    <meta:creation-date>2011-08-19T11:11:48</meta:creation-date>
    <dc:date>2011-08-19T14:49:44</dc:date>
    <dc:creator>Maciej Stefanczyk</dc:creator>
    <meta:editing-duration>PT02H24M15S</meta:editing-duration>
    <meta:editing-cycles>3</meta:editing-cycles>
    <meta:generator>OpenOffice.org/3.2$Unix OpenOffice.org_project/320m12$Build-9483</meta:generator>
    <meta:document-statistic meta:object-count="27"/>
  </office:meta>
</office:document-meta>
</file>